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a4545"/>
    </style:style>
    <style:style style:name="P2" style:family="paragraph" style:parent-style-name="Standard">
      <style:text-properties fo:font-weight="bold" officeooo:paragraph-rsid="001a4545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officeooo:paragraph-rsid="001a4545"/>
    </style:style>
    <style:style style:name="P4" style:family="paragraph" style:parent-style-name="Text_20_body">
      <style:paragraph-properties fo:text-align="start" style:justify-single-word="false" style:writing-mode="lr-tb"/>
    </style:style>
    <style:style style:name="T1" style:family="text">
      <style:text-properties style:text-underline-style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">
        <text:section text:style-name="Sect1" text:name="yui_3_17_2_1_1695309085224_227">
          <text:section text:style-name="Sect1" text:name="yui_3_17_2_1_1695309085224_226">
            <text:p text:style-name="P4">Realizar la siguiente actividad como máximo en dos páginas</text:p>
            <text:p text:style-name="P4">Buscar la última versión del ECMA.</text:p>
            <text:p text:style-name="P4">Identificar que diferencias tiene o novedades incluidas respecto a la versión anterior.</text:p>
          </text:section>
        </text:section>
      </text:section>
      <text:p text:style-name="P2">1. Logical Assignment Operators (&amp;&amp;= ||= ??=)</text:p>
      <text:p text:style-name="P1"><text:s/>Los operadores lógicos &amp;&amp;, || y ?? ahora también pueden usarse para asignar valores de una forma más sencilla y corta. Perfecto para asignar valores por defecto a variables.</text:p>
      <text:p text:style-name="P1"/>
      <text:p text:style-name="P2">2. Numeric Separator</text:p>
      <text:p text:style-name="P1">Leer algunas cifras en JavaScript puede ser una tarea difícil. Para solucionar esto, el nuevo separador numérico _ te permite identificar de manera más sencilla cualquier número.</text:p>
      <text:p text:style-name="P2">3. Promise.any</text:p>
      <text:p text:style-name="P1">¿Alguna vez has querido esperar una lista de promesas y que, al resolverse correctamente una cualquiera, continuar con la ejecución de tu código? Pues para eso se incorpora Promise.any().</text:p>
      <text:p text:style-name="P3"/>
      <text:p text:style-name="P3">https://midu.dev/es2021-novedades-javascript/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12:33.569929915</meta:creation-date>
    <dc:date>2023-09-21T17:18:11.934319485</dc:date>
    <meta:editing-duration>PT5M39S</meta:editing-duration>
    <meta:editing-cycles>1</meta:editing-cycles>
    <meta:generator>LibreOffice/7.4.7.2$Linux_X86_64 LibreOffice_project/40$Build-2</meta:generator>
    <meta:document-statistic meta:table-count="0" meta:image-count="0" meta:object-count="0" meta:page-count="1" meta:paragraph-count="10" meta:word-count="125" meta:character-count="842" meta:non-whitespace-character-count="726"/>
  </office:meta>
</office:document-meta>
</file>